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5.683cm"/>
    </style:style>
    <style:style style:name="co3" style:family="table-column">
      <style:table-column-properties fo:break-before="auto" style:column-width="8.6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6.313cm"/>
    </style:style>
    <style:style style:name="co7" style:family="table-column">
      <style:table-column-properties fo:break-before="auto" style:column-width="4.39cm"/>
    </style:style>
    <style:style style:name="co8" style:family="table-column">
      <style:table-column-properties fo:break-before="auto" style:column-width="8.271cm"/>
    </style:style>
    <style:style style:name="co9" style:family="table-column">
      <style:table-column-properties fo:break-before="auto" style:column-width="4.713cm"/>
    </style:style>
    <style:style style:name="co10" style:family="table-column">
      <style:table-column-properties fo:break-before="auto" style:column-width="5.225cm"/>
    </style:style>
    <style:style style:name="co11" style:family="table-column">
      <style:table-column-properties fo:break-before="auto" style:column-width="14.416cm"/>
    </style:style>
    <style:style style:name="co12" style:family="table-column">
      <style:table-column-properties fo:break-before="auto" style:column-width="7.216cm"/>
    </style:style>
    <style:style style:name="co13" style:family="table-column">
      <style:table-column-properties fo:break-before="auto" style:column-width="6.689cm"/>
    </style:style>
    <style:style style:name="co14" style:family="table-column">
      <style:table-column-properties fo:break-before="auto" style:column-width="4.561cm"/>
    </style:style>
    <style:style style:name="co15" style:family="table-column">
      <style:table-column-properties fo:break-before="auto" style:column-width="2.637cm"/>
    </style:style>
    <style:style style:name="co16" style:family="table-column">
      <style:table-column-properties fo:break-before="auto" style:column-width="3.743cm"/>
    </style:style>
    <style:style style:name="co17" style:family="table-column">
      <style:table-column-properties fo:break-before="auto" style:column-width="5.565cm"/>
    </style:style>
    <style:style style:name="co18" style:family="table-column">
      <style:table-column-properties fo:break-before="auto" style:column-width="6.638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Trigger Data Format before 1.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</text:p>
          </table:table-cell>
          <table:table-cell office:value-type="string" calcext:value-type="string">
            <text:p>WTG!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 4, TFT= 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Category Data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Category Data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arcraft edition (or subversion?)</text:p>
          </table:table-cell>
          <table:table-cell office:value-type="string" calcext:value-type="string">
            <text:p>ROC= 1, TFT= 2;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Variable Definition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Variable Definition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rigg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Trigger Definition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Trigger Definition“</text:p>
          </table:table-cell>
        </table:table-row>
      </table:table>
      <table:table table:name="Category Definition" table:style-name="ta1">
        <table:table-column table:style-name="co1" table:default-cell-style-name="ce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Is comment?</text:p>
          </table:table-cell>
          <table:table-cell office:value-type="string" calcext:value-type="string">
            <text:p>0=false, 1=tru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table table:name="Variable Definition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ype of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(if this is 0, then the editor will remove this variable when opening the map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or not (0/1)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size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here is an initial value (0/1)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itial value</text:p>
          </table:table-cell>
          <table:table-cell/>
        </table:table-row>
      </table:table>
      <table:table table:name="Trigger Definition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comment?</text:p>
          </table:table-cell>
          <table:table-cell office:value-type="string" calcext:value-type="string">
            <text:p>0=false, 1=true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Enabled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Tex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itially enabled !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initializated at map star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ategory index (or Parent ID?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Action-Condition-Even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ACE Data[i]</text:p>
          </table:table-cell>
          <table:table-cell office:value-type="string" calcext:value-type="string">
            <text:p>Parse i times: (isChild=false)</text:p>
          </table:table-cell>
          <table:table-cell office:value-type="string" calcext:value-type="string">
            <text:p>Set the isChild argument to false</text:p>
          </table:table-cell>
        </table:table-row>
      </table:table>
      <table:table table:name="Trigger Data Format After 1.3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 1</text:p>
          </table:table-cell>
          <table:table-cell office:value-type="string" calcext:value-type="string">
            <text:p>WTG!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gic number 2</text:p>
          </table:table-cell>
          <table:table-cell office:value-type="string" calcext:value-type="string">
            <text:p>0x80000004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4 , TFT=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A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B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C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D</text:p>
          </table:table-cell>
          <table:table-cell office:value-type="string" calcext:value-type="string">
            <text:p>Similar to ABCD in .w3i, except here 1.0.0.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 office:value-type="string" calcext:value-type="string">
            <text:p>// TODO: Where are categories read? He described those for old format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category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rigger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emote trigg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trigger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omment trigger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omment trigger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ndex of removed trigger comment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cript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emote scrip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script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variable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arcraft edition</text:p>
          </table:table-cell>
          <table:table-cell office:value-type="string" calcext:value-type="string">
            <text:p>ROC= 1, TFT= 2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Variable Data 1.31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Variable Data 1.31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ount of elements</text:p>
          </table:table-cell>
          <table:table-cell office:value-type="string" calcext:value-type="string">
            <text:p>Variable elemCoun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 file name</text:p>
          </table:table-cell>
          <table:table-cell office:value-type="string" calcext:value-type="string">
            <text:p>Type "map.w3x" , the parameter can be ignored and write an empty string when writing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lemCount-1 ) tim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Variable elemType</text:p>
          </table:table-cell>
        </table:table-row>
        <table:table-row table:style-name="ro1">
          <table:table-cell table:style-name="ce1" office:value-type="string" calcext:value-type="string">
            <text:p>IF ( elemType == 4 )</text:p>
          </table:table-cell>
          <table:table-cell office:value-type="string" calcext:value-type="string">
            <text:p>is a Category</text:p>
          </table:table-cell>
          <table:table-cell/>
        </table:table-row>
        <table:table-row table:style-name="ro1">
          <table:table-cell office:value-type="string" calcext:value-type="string">
            <text:p>Categor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 of category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mment or not (0/1)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child objects 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  <table:table-row table:style-name="ro1">
          <table:table-cell table:style-name="ce1" office:value-type="string" calcext:value-type="string">
            <text:p>ELSEIF( elemType == 8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SEIF( elemType == 16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SEIF( elemType == 32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SEIF( elemType == 64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</table:table>
      <table:table table:name="Variable Definition 1.31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ype of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f this is 0, then the editor will remove this variable when opening the map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Array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size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here is an initial value (0/1)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itial valu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</table:table>
      <table:table table:name="Trigger Definition 1.31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mment or not (0/1)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Enabled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Tex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itially enabled !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initializated at map star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 (or Category Index?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Action-Condition-Even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ACE Data[i]</text:p>
          </table:table-cell>
          <table:table-cell office:value-type="string" calcext:value-type="string">
            <text:p>Parse i times: (isChild=false)</text:p>
          </table:table-cell>
          <table:table-cell office:value-type="string" calcext:value-type="string">
            <text:p>Set the isChild argument to false</text:p>
          </table:table-cell>
        </table:table-row>
      </table:table>
      <table:table table:name="Parameter Dat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e „Parameter Types“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 a subfunction? (0/1)</text:p>
          </table:table-cell>
          <table:table-cell office:value-type="string" calcext:value-type="string">
            <text:p>Variable b1</text:p>
          </table:table-cell>
        </table:table-row>
        <table:table-row table:style-name="ro1">
          <table:table-cell table:style-name="ce1" office:value-type="string" calcext:value-type="string">
            <text:p>IF ( b1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 of subfunction</text:p>
          </table:table-cell>
          <table:table-cell office:value-type="string" calcext:value-type="string">
            <text:p>See „Subfunction Type“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 parameters? (0/1)</text:p>
          </table:table-cell>
          <table:table-cell office:value-type="string" calcext:value-type="string">
            <text:p>Variable b2</text:p>
          </table:table-cell>
        </table:table-row>
        <table:table-row table:style-name="ro1">
          <table:table-cell table:style-name="ce1" office:value-type="string" calcext:value-type="string">
            <text:p>IF ( b2 == true 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parameters (see ACE data=&gt;Number of ACE parameters)</text:p>
          </table:table-cell>
          <table:table-cell office:value-type="string" calcext:value-type="string">
            <text:p>Variable 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times, see parameter data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F( Format == 7 &amp;&amp; b1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Array? (0/1)</text:p>
          </table:table-cell>
          <table:table-cell office:value-type="string" calcext:value-type="string">
            <text:p>Variable b3</text:p>
          </table:table-cell>
        </table:table-row>
        <table:table-row table:style-name="ro1">
          <table:table-cell table:style-name="ce1" office:value-type="string" calcext:value-type="string">
            <text:p>IF ( b3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 Data</text:p>
          </table:table-cell>
          <table:table-cell/>
          <table:table-cell office:value-type="string" calcext:value-type="string">
            <text:p>Appears once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</table:table>
      <table:table table:name="Parameter Types" table:style-name="ta1"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/>
        </table:table-row>
      </table:table>
      <table:table table:name="Subfunction Type" table:style-name="ta1">
        <table:table-column table:style-name="co4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unction that returns a value</text:p>
          </table:table-cell>
        </table:table-row>
      </table:table>
      <table:table table:name="ACE Data Parser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// Note the parsing function takes (bool isChild) as arg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, see ACE types</text:p>
          </table:table-cell>
          <table:table-cell/>
        </table:table-row>
        <table:table-row table:style-name="ro1">
          <table:table-cell table:style-name="ce1" office:value-type="string" calcext:value-type="string">
            <text:p>IF( isChild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roup number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abled or not (0/1)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parameters (see number of ACE parameters)</text:p>
          </table:table-cell>
          <table:table-cell office:value-type="string" calcext:value-type="string">
            <text:p>Variable 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times, see parameter data</text:p>
          </table:table-cell>
          <table:table-cell/>
        </table:table-row>
        <table:table-row table:style-name="ro1">
          <table:table-cell table:style-name="ce1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hild AC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, see ACE data ( argument true )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</table:table>
      <table:table table:name="ACE Types" table:style-name="ta1">
        <table:table-column table:style-name="co4" table:default-cell-style-name="ce3"/>
        <table:table-column table:style-name="co20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3:05:37.415264738</dc:date>
    <meta:editing-duration>PT47M15S</meta:editing-duration>
    <meta:editing-cycles>4</meta:editing-cycles>
    <meta:generator>LibreOffice/7.4.6.2$Linux_X86_64 LibreOffice_project/40$Build-2</meta:generator>
    <meta:document-statistic meta:table-count="12" meta:cell-count="367" meta:object-count="0"/>
  </office:meta>
</office:document-meta>
</file>